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fea" officeooo:paragraph-rsid="00074fea"/>
    </style:style>
    <style:style style:name="P2" style:family="paragraph" style:parent-style-name="Standard">
      <style:text-properties officeooo:rsid="00074fea" officeooo:paragraph-rsid="000f2604"/>
    </style:style>
    <style:style style:name="P3" style:family="paragraph" style:parent-style-name="Standard">
      <style:text-properties fo:color="#000000" style:font-name="Monospace" fo:font-size="10pt" officeooo:rsid="00074fea" officeooo:paragraph-rsid="00074fea" style:font-size-asian="10pt"/>
    </style:style>
    <style:style style:name="P4" style:family="paragraph" style:parent-style-name="Standard">
      <style:text-properties fo:color="#000000" style:font-name="Monospace" fo:font-size="10pt" officeooo:rsid="00074fea" officeooo:paragraph-rsid="000f2604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72c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f2604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d72c6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f2604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74fea" officeooo:paragraph-rsid="000d72c6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officeooo:rsid="000a77c2"/>
    </style:style>
    <style:style style:name="T4" style:family="text">
      <style:text-properties officeooo:rsid="000d7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p text:style-name="P1">1)The choice of the my algorithm is merge sort as in the best and worst case it has a time complexity of O(NlogN). We can see from the the loops required in the merge portion that increases the time requirement due to multiple loops making it the NlogN. <text:span text:style-name="T3">Merge sort in general is stable due to the fact that in does the process one at a time keeping order of the previous process until it is finished sorting. This next code can also be used to explain parts 2 and 3.</text:span></text:p>
      <text:p text:style-name="P1"><text:span text:style-name="T1">for</text:span><text:span text:style-name="T2">(i=0;i&lt;n1;i++){</text:span></text:p>
      <text:p text:style-name="P8"><text:tab/><text:tab/>L[i]=arr[i+1];</text:p>
      <text:p text:style-name="P8"><text:tab/>}</text:p>
      <text:p text:style-name="P5"><text:span text:style-name="T2"><text:tab/></text:span><text:span text:style-name="T1">for</text:span><text:span text:style-name="T2">(j=0;j&lt;n2;j++){</text:span></text:p>
      <text:p text:style-name="P8"><text:tab/><text:tab/>R[j]=arr[m+j+1];</text:p>
      <text:p text:style-name="P8"><text:tab/>}</text:p>
      <text:p text:style-name="P5"><text:span text:style-name="T2"><text:tab/></text:span><text:span text:style-name="T1">while</text:span><text:span text:style-name="T2">(i&lt;n1 &amp;&amp; j&lt;n2){</text:span></text:p>
      <text:p text:style-name="P5"><text:span text:style-name="T2"><text:tab/><text:tab/></text:span><text:span text:style-name="T1">if</text:span><text:span text:style-name="T2">(L[i]&lt;=R[j]){</text:span></text:p>
      <text:p text:style-name="P8"><text:tab/><text:tab/><text:tab/>arr[k]=L[i];</text:p>
      <text:p text:style-name="P8"><text:tab/><text:tab/><text:tab/>i++;<text:tab/><text:tab/></text:p>
      <text:p text:style-name="P8"><text:tab/><text:tab/>}</text:p>
      <text:p text:style-name="P5"><text:span text:style-name="T2"><text:tab/><text:tab/></text:span><text:span text:style-name="T1">else</text:span><text:span text:style-name="T2">{ </text:span></text:p>
      <text:p text:style-name="P8"><text:tab/><text:tab/><text:tab/>arr[k]=R[j];</text:p>
      <text:p text:style-name="P8"><text:tab/><text:tab/><text:tab/>j++;</text:p>
      <text:p text:style-name="P8"><text:tab/><text:tab/>}</text:p>
      <text:p text:style-name="P8"><text:tab/>k++;</text:p>
      <text:p text:style-name="P3"><text:tab/>}</text:p>
      <text:p text:style-name="P3"/>
      <text:p text:style-name="P3">2)The best case time complexity as mentioned before is still NlogN due to the fact that multiple loops are required and for all states merge sort has O(NlogN). <text:span text:style-name="T4">Also see part 1.</text:span></text:p>
      <text:p text:style-name="P2"><text:span text:style-name="T2"><text:tab/></text:span><text:span text:style-name="T1">if</text:span><text:span text:style-name="T2">(L[i]&lt;=R[j]){</text:span></text:p>
      <text:p text:style-name="P10"><text:tab/><text:tab/><text:tab/>arr[k]=L[i];</text:p>
      <text:p text:style-name="P10"><text:tab/><text:tab/><text:tab/>i++;<text:tab/><text:tab/></text:p>
      <text:p text:style-name="P10"><text:tab/><text:tab/>}</text:p>
      <text:p text:style-name="P7"><text:span text:style-name="T2"><text:tab/><text:tab/></text:span><text:span text:style-name="T1">else</text:span><text:span text:style-name="T2">{ </text:span></text:p>
      <text:p text:style-name="P10"><text:tab/><text:tab/><text:tab/>arr[k]=R[j];</text:p>
      <text:p text:style-name="P4"><text:tab/><text:tab/><text:tab/>j++;</text:p>
      <text:p text:style-name="P3"/>
      <text:p text:style-name="P3">3)The worst case is again as previously mentioned NlogN as this sorting algorithm has time complexity as such for best, average, and worst cases. <text:span text:style-name="T4">Also see part 1.</text:span></text:p>
      <text:p text:style-name="P6"><text:span text:style-name="T1">for</text:span><text:span text:style-name="T2">(j=0;j&lt;n2;j++){</text:span></text:p>
      <text:p text:style-name="P9"><text:tab/><text:tab/>R[j]=arr[m+j+1];</text:p>
      <text:p text:style-name="P9"><text:tab/>}</text:p>
      <text:p text:style-name="P6"><text:span text:style-name="T2"><text:tab/></text:span><text:span text:style-name="T1">while</text:span><text:span text:style-name="T2">(i&lt;n1 &amp;&amp; j&lt;n2){</text:span></text:p>
      <text:p text:style-name="P6"><text:span text:style-name="T2"><text:tab/><text:tab/></text:span><text:span text:style-name="T1">if</text:span><text:span text:style-name="T2">(L[i]&lt;=R[j]){</text:span></text:p>
      <text:p text:style-name="P9"><text:tab/><text:tab/><text:tab/>arr[k]=L[i];</text:p>
      <text:p text:style-name="P9"><text:tab/><text:tab/><text:tab/>i++;<text:tab/><text:tab/></text:p>
      <text:p text:style-name="P9"><text:tab/><text:tab/>}</text:p>
      <text:p text:style-name="P6"><text:span text:style-name="T2"><text:tab/><text:tab/></text:span><text:span text:style-name="T1">else</text:span><text:span text:style-name="T2">{ </text:span></text:p>
      <text:p text:style-name="P9"><text:tab/><text:tab/><text:tab/>arr[k]=R[j];</text:p>
      <text:p text:style-name="P11"><text:tab/><text:tab/><text:tab/>j++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2:47.448958769</meta:creation-date>
    <dc:date>2018-11-02T18:33:08.079818763</dc:date>
    <meta:editing-duration>PT17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192" meta:character-count="1199" meta:non-whitespace-character-count="968"/>
  </office:meta>
</office:document-meta>
</file>